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00%" fo:text-align="center" style:justify-single-word="false"/>
      <style:text-properties fo:font-size="16pt"/>
    </style:style>
    <style:style style:name="P2" style:family="paragraph" style:parent-style-name="Text_20_body">
      <style:paragraph-properties fo:margin-top="0in" fo:margin-bottom="0in" loext:contextual-spacing="false" fo:line-height="100%"/>
    </style:style>
    <style:style style:name="P3" style:family="paragraph" style:parent-style-name="Text_20_body" style:list-style-name="L1">
      <style:paragraph-properties fo:margin-top="0in" fo:margin-bottom="0in" loext:contextual-spacing="false" fo:line-height="10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Component Presentation</text:p>
      <text:p text:style-name="P2"/>
      <text:list xml:id="list3922672081" text:style-name="L1">
        <text:list-item>
          <text:p text:style-name="P3">Web Components: Use the Platform</text:p>
          <text:list>
            <text:list-item>
              <text:p text:style-name="P3">First of all I just want to say thank you to everyone for giving me your time and attention today. I’ve been talking about web components since I first interviewed for my position here but unfortunately we’ve all been too busy to give this technology the consideration it deserves. So I’m excited to explain to everyone today what web components are and why we should adopt the technology.</text:p>
            </text:list-item>
          </text:list>
        </text:list-item>
        <text:list-item>
          <text:p text:style-name="P3">Good ideas get standardized</text:p>
          <text:list>
            <text:list-item>
              <text:p text:style-name="P3">Before the Java Persistence API became the standard for Object Relational Mapping an implementation had to exist first. This implementation was Hibernate and it proved the concept. Since then many other ORM frameworks were created and the Java community decided to standardize the approach and created JPA. Using JPA instead of directly using the classes provided by the implementation, applications can switch the underlying ORM implementation without having to re-write any code.</text:p>
            </text:list-item>
            <text:list-item>
              <text:p text:style-name="P3">jQuery is a JavaScript library that simplifies DOM traversal and manipulation as well as other common front end tasks. When the current version of the Dennis Kirk website was being written using jQuery was a good idea. Since then the good ideas from jQuery were standardized into various web APIs. By using the APIs provided by the Web Platform instead of the jQuery library we can make our applications smaller and faster because we don’t have to ship a monolithic JavaScript library to the client and the implementation of the interfaces exists in the browser engine’s code. It also allows frees us from having to be familiar with all the function names and coding style required by the jQuery library which become almost a completely separate language.</text:p>
            </text:list-item>
            <text:list-item>
              <text:p text:style-name="P3">Vue, Angular, and React are JavaScript application frameworks all of which contain functionality for creating reusable front end components. Unfortunately, the components made using these frameworks can only work within their own respective framework as in a Vue component can only exist in a Vue application. Even worse the components built with these framework tools are not real HTML elements there are DOM elements getting manipulated by external JavaScript files. </text:p>
            </text:list-item>
          </text:list>
        </text:list-item>
        <text:list-item>
          <text:p text:style-name="P3">What are web components</text:p>
          <text:list>
            <text:list-item>
              <text:p text:style-name="P3">Before we had to use the tags that the browser provided now we can make our own tags.</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7-27T20:01:57.161000089</dc:date>
    <meta:editing-duration>PT29S</meta:editing-duration>
    <meta:editing-cycles>1</meta:editing-cycles>
    <meta:document-statistic meta:table-count="0" meta:image-count="0" meta:object-count="0" meta:page-count="1" meta:paragraph-count="9" meta:word-count="379" meta:character-count="2303" meta:non-whitespace-character-count="1940"/>
    <meta:generator>LibreOffice/6.0.7.3$Linux_X86_64 LibreOffice_project/00m0$Build-3</meta:generator>
  </office:meta>
</office:document-meta>
</file>